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217270" officeooo:paragraph-rsid="00217270"/>
    </style:style>
    <style:style style:name="P2" style:family="paragraph" style:parent-style-name="Standard">
      <style:text-properties style:font-name="Arial" fo:font-weight="bold" officeooo:rsid="001e2256" officeooo:paragraph-rsid="001e2256" style:font-weight-asian="bold" style:font-weight-complex="bold"/>
    </style:style>
    <style:style style:name="P3" style:family="paragraph" style:parent-style-name="Standard">
      <style:text-properties style:font-name="Arial" fo:font-weight="bold" officeooo:rsid="001ed5a0" officeooo:paragraph-rsid="001ed5a0" style:font-weight-asian="bold" style:font-weight-complex="bold"/>
    </style:style>
    <style:style style:name="P4" style:family="paragraph" style:parent-style-name="Standard">
      <style:text-properties style:font-name="Arial" fo:font-weight="bold" officeooo:rsid="001ed5a0" officeooo:paragraph-rsid="002260f3" style:font-weight-asian="bold" style:font-weight-complex="bold"/>
    </style:style>
    <style:style style:name="P5" style:family="paragraph" style:parent-style-name="Standard">
      <style:text-properties style:font-name="Arial" fo:font-weight="bold" officeooo:rsid="002ffcb7" officeooo:paragraph-rsid="002ffcb7" style:font-weight-asian="bold" style:font-weight-complex="bold"/>
    </style:style>
    <style:style style:name="P6" style:family="paragraph" style:parent-style-name="Standard">
      <style:text-properties style:font-name="Arial" fo:font-weight="bold" officeooo:rsid="002ffcb7" officeooo:paragraph-rsid="0035cddb" style:font-weight-asian="bold" style:font-weight-complex="bold"/>
    </style:style>
    <style:style style:name="P7" style:family="paragraph" style:parent-style-name="Standard">
      <style:text-properties style:font-name="Arial" fo:font-weight="bold" officeooo:rsid="002ffcb7" officeooo:paragraph-rsid="00341712" style:font-weight-asian="bold" style:font-weight-complex="bold"/>
    </style:style>
    <style:style style:name="P8" style:family="paragraph" style:parent-style-name="Standard">
      <style:text-properties style:font-name="Arial" fo:font-weight="bold" officeooo:rsid="00341712" officeooo:paragraph-rsid="00341712" style:font-weight-asian="bold" style:font-weight-complex="bold"/>
    </style:style>
    <style:style style:name="P9" style:family="paragraph" style:parent-style-name="Standard">
      <style:text-properties style:font-name="Arial" fo:font-weight="bold" officeooo:rsid="0035de50" officeooo:paragraph-rsid="0035de50" style:font-weight-asian="bold" style:font-weight-complex="bold"/>
    </style:style>
    <style:style style:name="P10" style:family="paragraph" style:parent-style-name="Standard">
      <style:text-properties style:font-name="Arial" officeooo:rsid="001e2256" officeooo:paragraph-rsid="001e2256"/>
    </style:style>
    <style:style style:name="P11" style:family="paragraph" style:parent-style-name="Standard">
      <style:text-properties style:font-name="Arial" officeooo:rsid="00205b0b" officeooo:paragraph-rsid="00205b0b"/>
    </style:style>
    <style:style style:name="P12" style:family="paragraph" style:parent-style-name="Standard">
      <style:text-properties style:font-name="Arial" officeooo:rsid="00217270" officeooo:paragraph-rsid="00217270"/>
    </style:style>
    <style:style style:name="P13" style:family="paragraph" style:parent-style-name="Standard">
      <style:text-properties style:font-name="Arial" officeooo:rsid="001ed5a0" officeooo:paragraph-rsid="001ed5a0"/>
    </style:style>
    <style:style style:name="P14" style:family="paragraph" style:parent-style-name="Standard">
      <style:text-properties style:font-name="Arial" officeooo:rsid="002db740" officeooo:paragraph-rsid="002db740"/>
    </style:style>
    <style:style style:name="P15" style:family="paragraph" style:parent-style-name="Standard">
      <style:text-properties style:font-name="Arial" officeooo:rsid="0023744d" officeooo:paragraph-rsid="0023744d"/>
    </style:style>
    <style:style style:name="P16" style:family="paragraph" style:parent-style-name="Standard">
      <style:text-properties style:font-name="Arial" officeooo:rsid="002604c0" officeooo:paragraph-rsid="002604c0"/>
    </style:style>
    <style:style style:name="P17" style:family="paragraph" style:parent-style-name="Standard">
      <style:text-properties style:font-name="Arial" officeooo:rsid="002ffcb7" officeooo:paragraph-rsid="002ffcb7"/>
    </style:style>
    <style:style style:name="P18" style:family="paragraph" style:parent-style-name="Standard">
      <style:text-properties fo:color="#800000" style:font-name="Arial" officeooo:rsid="0023744d" officeooo:paragraph-rsid="0023744d"/>
    </style:style>
    <style:style style:name="T1" style:family="text">
      <style:text-properties officeooo:rsid="00205b0b"/>
    </style:style>
    <style:style style:name="T2" style:family="text">
      <style:text-properties officeooo:rsid="00217270"/>
    </style:style>
    <style:style style:name="T3" style:family="text">
      <style:text-properties officeooo:rsid="002260f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95ddf" style:font-weight-asian="bold" style:font-weight-complex="bold"/>
    </style:style>
    <style:style style:name="T6" style:family="text">
      <style:text-properties officeooo:rsid="0023744d"/>
    </style:style>
    <style:style style:name="T7" style:family="text">
      <style:text-properties officeooo:rsid="00268797"/>
    </style:style>
    <style:style style:name="T8" style:family="text">
      <style:text-properties officeooo:rsid="002763fa"/>
    </style:style>
    <style:style style:name="T9" style:family="text">
      <style:text-properties officeooo:rsid="0027f266"/>
    </style:style>
    <style:style style:name="T10" style:family="text">
      <style:text-properties officeooo:rsid="00295ddf"/>
    </style:style>
    <style:style style:name="T11" style:family="text">
      <style:text-properties officeooo:rsid="002edc9c"/>
    </style:style>
    <style:style style:name="T12" style:family="text">
      <style:text-properties officeooo:rsid="002f5748"/>
    </style:style>
    <style:style style:name="T13" style:family="text">
      <style:text-properties officeooo:rsid="00341712"/>
    </style:style>
    <style:style style:name="T14" style:family="text">
      <style:text-properties officeooo:rsid="0035cddb"/>
    </style:style>
    <style:style style:name="T15" style:family="text">
      <style:text-properties style:font-name="Arial"/>
    </style:style>
    <style:style style:name="T16" style:family="text">
      <style:text-properties style:font-name="Arial" officeooo:rsid="00205b0b"/>
    </style:style>
    <style:style style:name="T17" style:family="text">
      <style:text-properties officeooo:rsid="0035de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rodução</text:p>
      <text:p text:style-name="P10"/>
      <text:p text:style-name="P10"/>
      <text:p text:style-name="P3"><text:span text:style-name="T10">#</text:span>Crimes digitais</text:p>
      <text:p text:style-name="P11">A internet vem, há um bom tempo, tentando facilitar <text:span text:style-name="T2">a vida de todos, mudando a maneira como as pessoas se relacionam, como os </text:span>serviços <text:span text:style-name="T2">são oferecidos ou como o conhecimento é propagado. </text:span>Para isto, as vezes é necessário, <text:span text:style-name="T2">por parte do usuário,</text:span> compartilhar informações pessoais com alguns sites. O problema, é que <text:span text:style-name="T6">essas mesmas </text:span>informações <text:span text:style-name="T6">podem ser usadas contra os próprios usuários, o que é chamado de crime digital, ou cibercrime.</text:span> <text:s/></text:p>
      <text:p text:style-name="P12">Os crimes digitais podem ser definidos como “fraudes empreendidas em ambiente digital”, isto é, na internet, em computadores, notebooks, celulares, entre outros. </text:p>
      <text:p text:style-name="P12"/>
      <text:p text:style-name="P1"><text:span text:style-name="T15">&lt;</text:span><text:a xlink:type="simple" xlink:href="http://economia.estadao.com.br/noticias/releases-ae,crimes-virtuais-afetam-42-milhoes-de-brasileiros,70001644185" text:style-name="Internet_20_link" text:visited-style-name="Visited_20_Internet_20_Link"><text:span text:style-name="T16">http://economia.estadao.com.br/noticias/releases-ae,crimes-virtuais-afetam-42-milhoes-de-brasileiros,70001644185</text:span></text:a><text:span text:style-name="T15">&gt;</text:span></text:p>
      <text:p text:style-name="P12"/>
      <text:p text:style-name="P12">A grande maioria destes crimes são realizados utilizando <text:span text:style-name="T3">as </text:span>informações <text:span text:style-name="T3">dos usuários, </text:span>que estão expostas publicamente na internet, sendo necessário pouco esforço por parte do atacante para encontrá-las. <text:span text:style-name="T3">Além disto, algumas informações até mesmo de empresas e seus sistemas, quando não protegidas, podem causar danos consideráveis.</text:span></text:p>
      <text:p text:style-name="P12"/>
      <text:p text:style-name="P4"><text:span text:style-name="T10">#</text:span>Pericia forense computacional</text:p>
      <text:p text:style-name="P12">Com isto se fez necessário, assim como com crimes físicos, uma maneira de <text:span text:style-name="T6">identificar</text:span> e punir quem quer que tenha cometido o ato criminoso. <text:span text:style-name="T3">Trata-se da Perícia Forense Computacional, uma área nos órgãos de investigação criminal que é responsável por coletar evidências de um crime digital e apontá-las como provas para restituição do ato do atacante.</text:span></text:p>
      <text:p text:style-name="P3"/>
      <text:p text:style-name="P13"><text:span text:style-name="T5">#</text:span><text:span text:style-name="T4">Ciclo da pericia forense</text:span></text:p>
      <text:p text:style-name="P14">Esta é uma tarefa difícil de ser realizada, pois os crimes digitais podem se passar em qualquer ambiente <text:span text:style-name="T11">com acesso à internet</text:span>, independentemente da tecnologia utilizada tanto pelo criminoso quanto pela vítima. Isto requer um conhecimento muito abrangente por parte do perito. </text:p>
      <text:p text:style-name="P14">Para que <text:span text:style-name="T12">o ambiente utilizado </text:span>não influencie tanto na investigação, <text:span text:style-name="T12">são realizados </text:span>quatro processos padronizados. <text:span text:style-name="T11">Estes processos, segundo Sandro Melo, são: &lt;referencia do livro Sandro Melo&gt;</text:span></text:p>
      <text:p text:style-name="P15"/>
      <text:p text:style-name="P15"><text:tab/>Aquisição: <text:span text:style-name="T7">consiste em, no local em que o crime foi cometido, coletar o maior número de informações que podem estar relacionadas com o crime, chamadas de evidências.</text:span></text:p>
      <text:p text:style-name="P15"/>
      <text:p text:style-name="P18"><text:tab/>Identificação: <text:span text:style-name="T8">neste processo, o perito identifica e organiza cada evidência e o que a mesma representa para o crime. Nesta etapa o perito deve evidenciar onde e como foi encontrada e deduzir onde e como pode ter sido utilizada para o crime.</text:span></text:p>
      <text:p text:style-name="P18"/>
      <text:p text:style-name="P18"><text:tab/>Avaliação: <text:span text:style-name="T8">esta é a etapa onde o crime é solucionado, visto que aqui deve-se avaliar as evidências identificadas até então, restituindo os passos do criminoso ao cometer o crime. Em outras palavras, é neste processo que as evidências se tornam provas.</text:span></text:p>
      <text:p text:style-name="P15"/>
      <text:p text:style-name="P15"><text:soft-page-break/><text:tab/>Apresentação: <text:span text:style-name="T8">por fim, após todo o processo de avaliação, é necessário um laudo pericial com todas as informações de evidências e métodos utilizados para o crime, a fim de ser apresentado à justiça. </text:span></text:p>
      <text:p text:style-name="P13"/>
      <text:p text:style-name="P3"><text:span text:style-name="T10">#</text:span>Ferramentas digitais forense</text:p>
      <text:p text:style-name="P16">Para que o processo de investigação seja feito, os peritos utilizam ferramentas digitais com as mais variadas funções, desde analisador de pacotes à ferramentas que criam laudos periciais para serem preenchidos pelo investigador.</text:p>
      <text:p text:style-name="P16">Algumas companhias até compilaram várias dessas ferramentas e passaram a distribuí-las em conjunto utiliza<text:span text:style-name="T9">n</text:span>do o sistema operacional Linux, <text:span text:style-name="T9">que </text:span>já é conhecido por <text:span text:style-name="T9">oferecer </text:span>diversas distribuições gratuitamente <text:span text:style-name="T9">com </text:span>seu<text:span text:style-name="T9">s</text:span> código<text:span text:style-name="T9">s</text:span> fonte público<text:span text:style-name="T9">s. </text:span>Assim, qualquer um pode editar conforme suas necessidades. Dentre estas distribuições, existem algumas voltadas justamente para a <text:span text:style-name="T9">investigação de crimes digitais.</text:span></text:p>
      <text:p text:style-name="P16"/>
      <text:p text:style-name="P3"><text:span text:style-name="T10">#</text:span>Objetivo – análise das ferramentas</text:p>
      <text:p text:style-name="P16">O presente trabalho propõe uma análise de várias ferramentas <text:span text:style-name="T7">dentro da distribuição Linux FDTK cujas funções auxiliam os quatro processos da perícia forense computacional.</text:span></text:p>
      <text:p text:style-name="P16"/>
      <text:p text:style-name="P16"/>
      <text:p text:style-name="P17">Tópicos documentação</text:p>
      <text:p text:style-name="P9">Perícia Forense Computacional: Análise da Ferramenta FDTK</text:p>
      <text:p text:style-name="P5"/>
      <text:p text:style-name="P5">#Introdução</text:p>
      <text:p text:style-name="P5"><text:tab/>Crimes Digitais</text:p>
      <text:p text:style-name="P5"><text:tab/>Perícia Forense Computacional</text:p>
      <text:p text:style-name="P5"><text:tab/>Ciclo da Perícia Forense</text:p>
      <text:p text:style-name="P5"><text:tab/>Ferramentas Digitais Forenses</text:p>
      <text:p text:style-name="P5"><text:tab/>Objetivo</text:p>
      <text:p text:style-name="P5"><text:tab/><text:tab/>Análise das Ferramentas</text:p>
      <text:p text:style-name="P5"><text:tab/><text:tab/>Motivo da Escolha</text:p>
      <text:p text:style-name="P5"><text:tab/>Fazer algumas perguntas</text:p>
      <text:p text:style-name="P5">#Desenvolvimento</text:p>
      <text:p text:style-name="P5"><text:tab/><text:span text:style-name="T13">Linux</text:span></text:p>
      <text:p text:style-name="P5"><text:tab/><text:tab/><text:span text:style-name="T14">Funcionamento</text:span></text:p>
      <text:p text:style-name="P5"><text:tab/><text:tab/><text:span text:style-name="T14">Recursos</text:span></text:p>
      <text:p text:style-name="P5"><text:tab/><text:span text:style-name="T13">BackBox</text:span></text:p>
      <text:p text:style-name="P5"><text:tab/><text:tab/><text:span text:style-name="T14">Descrição das Ferramentas</text:span></text:p>
      <text:p text:style-name="P5"><text:tab/><text:tab/><text:tab/><text:span text:style-name="T14">Aquisição</text:span></text:p>
      <text:p text:style-name="P5"><text:tab/><text:tab/><text:tab/><text:span text:style-name="T14">Identificação</text:span></text:p>
      <text:p text:style-name="P5"><text:tab/><text:tab/><text:tab/><text:span text:style-name="T14">Avaliação</text:span></text:p>
      <text:p text:style-name="P5"><text:tab/><text:tab/><text:tab/><text:span text:style-name="T14">Apresentação</text:span></text:p>
      <text:p text:style-name="P5"><text:tab/><text:span text:style-name="T13">Kali Linux</text:span></text:p>
      <text:p text:style-name="P6"><text:tab/><text:tab/><text:span text:style-name="T14">Descrição das Ferramentas</text:span></text:p>
      <text:p text:style-name="P6"><text:tab/><text:tab/><text:tab/><text:span text:style-name="T14">Aquisição</text:span></text:p>
      <text:p text:style-name="P6"><text:tab/><text:tab/><text:tab/><text:span text:style-name="T14">Identificação</text:span></text:p>
      <text:p text:style-name="P6"><text:tab/><text:tab/><text:tab/><text:span text:style-name="T14">Avaliação</text:span></text:p>
      <text:p text:style-name="P6"><text:tab/><text:tab/><text:tab/><text:span text:style-name="T14">Apresentação</text:span></text:p>
      <text:p text:style-name="P5"/>
      <text:p text:style-name="P5">#Referencial Teórico</text:p>
      <text:p text:style-name="P7"><text:soft-page-break/>#Metodologia</text:p>
      <text:p text:style-name="P8"><text:tab/>Máquinas Virtuais – VirtualBox</text:p>
      <text:p text:style-name="P7"><text:tab/><text:span text:style-name="T13">BackBox</text:span></text:p>
      <text:p text:style-name="P7"><text:tab/><text:tab/><text:span text:style-name="T13">Ferramentas</text:span></text:p>
      <text:p text:style-name="P7"><text:tab/><text:tab/><text:tab/><text:span text:style-name="T13">Aquisição</text:span></text:p>
      <text:p text:style-name="P7"><text:tab/><text:tab/><text:tab/><text:span text:style-name="T13">Identificação</text:span></text:p>
      <text:p text:style-name="P7"><text:tab/><text:tab/><text:tab/><text:span text:style-name="T13">Avaliação</text:span></text:p>
      <text:p text:style-name="P7"><text:tab/><text:tab/><text:tab/><text:span text:style-name="T13">Apresentação</text:span></text:p>
      <text:p text:style-name="P5"><text:tab/><text:span text:style-name="T13">Kali Linux</text:span></text:p>
      <text:p text:style-name="P6"><text:tab/><text:tab/><text:span text:style-name="T13">Ferramentas</text:span></text:p>
      <text:p text:style-name="P6"><text:tab/><text:tab/><text:tab/><text:span text:style-name="T13">Aquisição</text:span></text:p>
      <text:p text:style-name="P6"><text:tab/><text:tab/><text:tab/><text:span text:style-name="T13">Identificação</text:span></text:p>
      <text:p text:style-name="P6"><text:tab/><text:tab/><text:tab/><text:span text:style-name="T13">Avaliação</text:span></text:p>
      <text:p text:style-name="P6"><text:tab/><text:tab/><text:tab/><text:span text:style-name="T13">Apresentação</text:span></text:p>
      <text:p text:style-name="P5">#Apresentação e Análise dos Resultados</text:p>
      <text:p text:style-name="P5">#Síntese e Conclusões</text:p>
      <text:p text:style-name="P5"><text:tab/><text:span text:style-name="T13">Respostas para as perguntas feitas na Introduçã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01:00:52.150062138</meta:creation-date>
    <dc:date>2017-10-25T11:20:53.067488938</dc:date>
    <meta:editing-duration>PT1H19M6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3" meta:paragraph-count="65" meta:word-count="621" meta:character-count="4486" meta:non-whitespace-character-count="3842"/>
  </office:meta>
</office:document-meta>
</file>